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'nglui mglw'nafh <text:span text:style-name="T1">Cthulhu</text:span> R'lyeh wgah'nagl fhtag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1:59:11.496578720</meta:creation-date>
    <dc:date>2020-03-04T11:59:39.213051320</dc:date>
    <meta:editing-duration>PT28S</meta:editing-duration>
    <meta:editing-cycles>1</meta:editing-cycles>
    <meta:document-statistic meta:table-count="0" meta:image-count="0" meta:object-count="0" meta:page-count="1" meta:paragraph-count="1" meta:word-count="6" meta:character-count="51" meta:non-whitespace-character-count="45"/>
    <meta:generator>LibreOffice/6.0.7.3$Linux_X86_64 LibreOffice_project/00m0$Build-3</meta:generator>
  </office:meta>
</office:document-meta>
</file>